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Job</text:p>
          </table:table-cell>
          <table:table-cell office:value-type="string">
            <text:p>Gender</text:p>
          </table:table-cell>
        </table:table-row>
        <table:table-row table:style-name="ro2">
          <table:table-cell office:value-type="string">
            <text:p>Varun</text:p>
          </table:table-cell>
          <table:table-cell office:value-type="float" office:value="28">
            <text:p>28</text:p>
          </table:table-cell>
          <table:table-cell office:value-type="string">
            <text:p>SE</text:p>
          </table:table-cell>
          <table:table-cell office:value-type="string">
            <text:p>Male</text:p>
          </table:table-cell>
        </table:table-row>
        <table:table-row table:style-name="ro2">
          <table:table-cell office:value-type="float" office:value="83747">
            <text:p>83747</text:p>
          </table:table-cell>
          <table:table-cell office:value-type="string">
            <text:p>bavd</text:p>
          </table:table-cell>
          <table:table-cell office:value-type="string">
            <text:p>Kjbsac ]093</text:p>
          </table:table-cell>
          <table:table-cell office:value-type="string">
            <text:p>939v <text:s/>;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8/04/2016</text:date>, <text:time>16:4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45:58.39</meta:creation-date>
    <dc:date>2016-08-04T16:47:38.19</dc:date>
    <meta:editing-duration>PT1M40S</meta:editing-duration>
    <meta:editing-cycles>1</meta:editing-cycles>
    <meta:document-statistic meta:table-count="3" meta:cell-count="12" meta:object-count="0"/>
    <meta:generator>OpenOffice/4.1.2$Win32 OpenOffice.org_project/412m3$Build-9782</meta:generator>
  </office:meta>
</office:document-meta>
</file>